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visión" style:family="table">
      <style:table-properties style:width="17cm" table:align="margins"/>
    </style:style>
    <style:style style:name="Revisión.A" style:family="table-column">
      <style:table-column-properties style:column-width="8.5cm" style:rel-column-width="32767*"/>
    </style:style>
    <style:style style:name="Revisión.B" style:family="table-column">
      <style:table-column-properties style:column-width="8.5cm" style:rel-column-width="32768*"/>
    </style:style>
    <style:style style:name="Revisión.A1" style:family="table-cell">
      <style:table-cell-properties fo:padding="0.097cm" fo:border-left="0.05pt solid #000000" fo:border-right="none" fo:border-top="0.05pt solid #000000" fo:border-bottom="0.05pt solid #000000"/>
    </style:style>
    <style:style style:name="Revisión.B1" style:family="table-cell">
      <style:table-cell-properties fo:padding="0.097cm" fo:border="0.05pt solid #000000"/>
    </style:style>
    <style:style style:name="Revisión.A2" style:family="table-cell">
      <style:table-cell-properties fo:padding="0.097cm" fo:border-left="0.05pt solid #000000" fo:border-right="none" fo:border-top="none" fo:border-bottom="0.05pt solid #000000"/>
    </style:style>
    <style:style style:name="Revisión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205c" officeooo:paragraph-rsid="0005205c"/>
    </style:style>
    <style:style style:name="P2" style:family="paragraph" style:parent-style-name="Standard">
      <style:text-properties officeooo:rsid="000550f4" officeooo:paragraph-rsid="000550f4"/>
    </style:style>
    <style:style style:name="P3" style:family="paragraph" style:parent-style-name="Standard">
      <style:text-properties officeooo:rsid="00059795" officeooo:paragraph-rsid="00059795"/>
    </style:style>
    <style:style style:name="P4" style:family="paragraph" style:parent-style-name="Standard">
      <style:text-properties fo:font-style="normal" officeooo:rsid="00059795" officeooo:paragraph-rsid="00059795" style:font-style-asian="normal" style:font-style-complex="normal"/>
    </style:style>
    <style:style style:name="P5" style:family="paragraph" style:parent-style-name="Standard">
      <style:text-properties fo:font-style="normal" officeooo:rsid="0006c630" officeooo:paragraph-rsid="0006c630" style:font-style-asian="normal" style:font-style-complex="normal"/>
    </style:style>
    <style:style style:name="P6" style:family="paragraph" style:parent-style-name="Standard">
      <style:text-properties fo:font-style="normal" officeooo:rsid="0007921c" officeooo:paragraph-rsid="0007921c" style:font-style-asian="normal" style:font-style-complex="normal"/>
    </style:style>
    <style:style style:name="P7" style:family="paragraph" style:parent-style-name="Standard">
      <style:text-properties fo:font-style="normal" officeooo:rsid="0007b076" officeooo:paragraph-rsid="0007b076" style:font-style-asian="normal" style:font-style-complex="normal"/>
    </style:style>
    <style:style style:name="P8" style:family="paragraph" style:parent-style-name="Standard">
      <style:text-properties fo:font-style="normal" officeooo:rsid="00086bc5" officeooo:paragraph-rsid="00086bc5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086bc5" officeooo:paragraph-rsid="00086bc5" style:font-style-asian="normal" style:font-style-complex="normal"/>
    </style:style>
    <style:style style:name="P10" style:family="paragraph" style:parent-style-name="Table_20_Contents">
      <style:text-properties officeooo:rsid="000550f4" officeooo:paragraph-rsid="000550f4"/>
    </style:style>
    <style:style style:name="P11" style:family="paragraph" style:parent-style-name="Standard" style:list-style-name="L1">
      <style:text-properties officeooo:rsid="000550f4" officeooo:paragraph-rsid="000550f4"/>
    </style:style>
    <style:style style:name="P12" style:family="paragraph" style:parent-style-name="Standard" style:list-style-name="L2">
      <style:text-properties fo:font-style="normal" officeooo:rsid="0007921c" officeooo:paragraph-rsid="0007921c" style:font-style-asian="normal" style:font-style-complex="normal"/>
    </style:style>
    <style:style style:name="T1" style:family="text">
      <style:text-properties officeooo:rsid="000550f4"/>
    </style:style>
    <style:style style:name="T2" style:family="text">
      <style:text-properties officeooo:rsid="0005979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visión" table:style-name="Revisión">
        <table:table-column table:style-name="Revisión.A"/>
        <table:table-column table:style-name="Revisión.B"/>
        <table:table-row>
          <table:table-cell table:style-name="Revisión.A1" office:value-type="string">
            <text:p text:style-name="P10">Versión</text:p>
          </table:table-cell>
          <table:table-cell table:style-name="Revisión.B1" office:value-type="string">
            <text:p text:style-name="P10">Alfa</text:p>
          </table:table-cell>
        </table:table-row>
        <table:table-row>
          <table:table-cell table:style-name="Revisión.A2" office:value-type="string">
            <text:p text:style-name="P10">Revisión</text:p>
          </table:table-cell>
          <table:table-cell table:style-name="Revisión.B2" office:value-type="string">
            <text:p text:style-name="P10">15/03/2017</text:p>
          </table:table-cell>
        </table:table-row>
      </table:table>
      <text:p text:style-name="P1"/>
      <text:p text:style-name="P1"/>
      <text:p text:style-name="P1">O que teño pensado facer:</text:p>
      <text:p text:style-name="P1">Montar unha aplicación <text:span text:style-name="T1">d</text:span>e Android que me permita xestionar e catalogar os meus libros.</text:p>
      <text:p text:style-name="P3"/>
      <text:p text:style-name="P2">Cousas que ten un libro. Pois básicamente ten:</text:p>
      <text:list xml:id="list6026550013031792724" text:style-name="L1">
        <text:list-item>
          <text:p text:style-name="P11">Título</text:p>
        </text:list-item>
        <text:list-item>
          <text:p text:style-name="P11">Autor</text:p>
        </text:list-item>
        <text:list-item>
          <text:p text:style-name="P11">Editorial</text:p>
        </text:list-item>
        <text:list-item>
          <text:p text:style-name="P11">Edición</text:p>
        </text:list-item>
        <text:list-item>
          <text:p text:style-name="P11">Idioma</text:p>
        </text:list-item>
      </text:list>
      <text:p text:style-name="P2"/>
      <text:p text:style-name="P2">Modelo E/R: <text:span text:style-name="T2">Adxunto</text:span></text:p>
      <text:p text:style-name="P2"/>
      <text:p text:style-name="P3">Identificación dos libros: primeiro teño que pensar se quero identificar cada libro por separado, é dicir, facer a distinción entre <text:span text:style-name="T3">exemplares</text:span> e <text:span text:style-name="T3">libros</text:span>, nese caso teño que identificar cada <text:span text:style-name="T3">exemplar</text:span> unívocamente.</text:p>
      <text:p text:style-name="P3"/>
      <text:p text:style-name="P3">Nota: mirar se o código de barras é un identificador válido de exemplares, ou se fai referencia ó libro.</text:p>
      <text:p text:style-name="P3">No caso de que o código de barras non sexa válido, haberá que poñerlle unha pegatina ou algo polo estilo e inventar un sistema de identificación para cada un dos exemplares. Como teño unhas ganas doentes de facer todo iso, de momento non vou diferenciar entre <text:span text:style-name="T3">exemplar</text:span> e <text:span text:style-name="T3">libro </text:span><text:span text:style-name="T4">poñereille un atributo </text:span><text:span text:style-name="T3">cantidade</text:span><text:span text:style-name="T4"> á entidade libros.</text:span></text:p>
      <text:p text:style-name="P4"/>
      <text:p text:style-name="P5">Casos de uso:</text:p>
      <text:p text:style-name="P5"/>
      <text:list xml:id="list740287125980064792" text:style-name="L2">
        <text:list-item>
          <text:p text:style-name="P12">Alta libro</text:p>
        </text:list-item>
        <text:list-item>
          <text:p text:style-name="P12">Modificación libro</text:p>
        </text:list-item>
        <text:list-item>
          <text:p text:style-name="P12">Borrado libro</text:p>
        </text:list-item>
        <text:list-item>
          <text:p text:style-name="P12">Detalle libro</text:p>
        </text:list-item>
        <text:list-item>
          <text:p text:style-name="P12">Listado libros</text:p>
        </text:list-item>
      </text:list>
      <text:p text:style-name="P6"/>
      <text:p text:style-name="P7">Implementación: agora toca ir instalando a IDE de Android/Eclipse e ir fozando con SQLite.</text:p>
      <text:p text:style-name="P7"/>
      <text:p text:style-name="P8">Requerimentos versión 1.0:</text:p>
      <text:p text:style-name="P8">- Non hai traduccións, de momento só en galego.</text:p>
      <text:p text:style-name="P8">- Non hai coleccións nin usuarios, de momento só xestionará a miña colección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7-03-14T19:11:52.168162664</meta:creation-date>
    <dc:date>2017-08-24T16:24:03.902604753</dc:date>
    <meta:editing-duration>PT21M19S</meta:editing-duration>
    <meta:editing-cycles>8</meta:editing-cycles>
    <meta:generator>LibreOffice/5.1.4.2$Linux_X86_64 LibreOffice_project/10m0$Build-2</meta:generator>
    <meta:document-statistic meta:table-count="1" meta:image-count="0" meta:object-count="0" meta:page-count="1" meta:paragraph-count="26" meta:word-count="207" meta:character-count="1212" meta:non-whitespace-character-count="1041"/>
  </office:meta>
</office:document-meta>
</file>